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nifont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2.682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812cm" fo:min-width="2.68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6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21cm" fo:min-width="17.2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Unifont" fo:font-size="14pt"/>
    </style:style>
    <style:style style:name="T1" style:family="text">
      <style:text-properties style:font-name="Unifont" fo:font-size="14pt"/>
    </style:style>
    <style:style style:name="T2" style:family="text">
      <style:text-properties style:font-name="Unifont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5cm" svg:height="1.5cm" svg:x="2.75cm" svg:y="10.25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5cm" svg:height="1.5cm" svg:x="2.75cm" svg:y="2.25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cm" svg:y1="3.75cm" svg:x2="5cm" svg:y2="10.25cm" draw:start-shape="id1" draw:start-glue-point="8" draw:end-shape="id2" draw:end-glue-point="4" svg:d="M5000 3750v6500" svg:viewBox="0 0 1 6501">
          <text:p/>
        </draw:connector>
        <draw:custom-shape draw:style-name="gr1" draw:text-style-name="P1" xml:id="id3" draw:id="id3" draw:layer="layout" svg:width="4.5cm" svg:height="1.5cm" svg:x="9cm" svg:y="10.2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5cm" svg:height="1.5cm" svg:x="2.75cm" svg:y="16cm">
          <text:p text:style-name="P1">Cm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25cm" svg:y1="11cm" svg:x2="9cm" svg:y2="11cm" draw:start-shape="id2" draw:start-glue-point="10" draw:end-shape="id3" draw:end-glue-point="6" svg:d="M7250 11000h1750" svg:viewBox="0 0 1751 1">
          <text:p/>
        </draw:connector>
        <draw:connector draw:style-name="gr2" draw:text-style-name="P2" draw:layer="layout" svg:x1="5cm" svg:y1="11.75cm" svg:x2="5cm" svg:y2="16cm" draw:start-shape="id2" draw:start-glue-point="8" draw:end-shape="id4" draw:end-glue-point="4" svg:d="M5000 11750v4250" svg:viewBox="0 0 1 4251">
          <text:p/>
        </draw:connector>
        <draw:custom-shape draw:style-name="gr1" draw:text-style-name="P1" xml:id="id5" draw:id="id5" draw:layer="layout" svg:width="4.5cm" svg:height="1.5cm" svg:x="9.75cm" svg:y="3.75cm">
          <text:p text:style-name="P1">Config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25cm" svg:y1="3cm" svg:x2="12cm" svg:y2="3.75cm" draw:start-shape="id1" draw:start-glue-point="10" draw:end-shape="id5" draw:end-glue-point="4" svg:d="M7250 3000h4750v750" svg:viewBox="0 0 4751 751">
          <text:p/>
        </draw:connector>
        <draw:custom-shape draw:style-name="gr4" draw:text-style-name="P2" xml:id="id6" draw:id="id6" draw:layer="layout" svg:width="3cm" svg:height="1.75cm" svg:x="13.75cm" svg:y="6.25cm">
          <text:p text:style-name="P2">irc.confi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25cm" svg:y1="4.5cm" svg:x2="15.25cm" svg:y2="6.25cm" draw:start-shape="id5" draw:start-glue-point="10" draw:end-shape="id6" draw:end-glue-point="0" svg:d="M14250 4500h1000v1750" svg:viewBox="0 0 1001 1751">
          <text:p/>
        </draw:connector>
      </draw:page>
      <draw:page draw:name="page2" draw:style-name="dp1" draw:master-page-name="Standard">
        <draw:frame draw:style-name="gr5" draw:text-style-name="P4" draw:layer="layout" svg:width="4.799cm" svg:height="0.962cm" svg:x="2.25cm" svg:y="2cm">
          <draw:text-box>
            <text:p>Points critiques</text:p>
          </draw:text-box>
        </draw:frame>
        <draw:frame draw:style-name="gr6" draw:text-style-name="P4" draw:layer="layout" svg:width="13.147cm" svg:height="2.384cm" svg:x="4.103cm" svg:y="5cm">
          <draw:text-box>
            <text:p>Changement de NICK, interaction avec client</text:p>
            <text:p>Messages a envoyer</text:p>
            <text:p/>
          </draw:text-box>
        </draw:frame>
        <draw:frame draw:style-name="gr7" draw:text-style-name="P4" draw:layer="layout" svg:width="7.644cm" svg:height="0.962cm" svg:x="4.106cm" svg:y="16.326cm">
          <draw:text-box>
            <text:p>Channel and join process</text:p>
          </draw:text-box>
        </draw:frame>
        <draw:frame draw:style-name="gr8" draw:text-style-name="P4" draw:layer="layout" svg:width="11.67cm" svg:height="0.962cm" svg:x="4cm" svg:y="18.038cm">
          <draw:text-box>
            <text:p>Comment arrêter proprement le serveur</text:p>
          </draw:text-box>
        </draw:frame>
        <draw:frame draw:style-name="gr9" draw:text-style-name="P4" draw:layer="layout" svg:width="5.307cm" svg:height="0.962cm" svg:x="4cm" svg:y="20.038cm">
          <draw:text-box>
            <text:p>RPL messages ?</text:p>
          </draw:text-box>
        </draw:frame>
        <draw:frame draw:style-name="gr10" draw:text-style-name="P4" draw:layer="layout" svg:width="6.733cm" svg:height="0.962cm" svg:x="4cm" svg:y="7cm">
          <draw:text-box>
            <text:p>Emploi du password ?</text:p>
          </draw:text-box>
        </draw:frame>
        <draw:frame draw:style-name="gr11" draw:text-style-name="P4" draw:layer="layout" svg:width="8.177cm" svg:height="0.962cm" svg:x="4cm" svg:y="8cm">
          <draw:text-box>
            <text:p>Définition du mode accepté</text:p>
          </draw:text-box>
        </draw:frame>
        <draw:frame draw:style-name="gr12" draw:text-style-name="P4" draw:layer="layout" svg:width="12.75cm" svg:height="1cm" svg:x="4cm" svg:y="9cm">
          <draw:text-box>
            <text:p>Contrôle des actions par rapport au mode</text:p>
          </draw:text-box>
        </draw:frame>
      </draw:page>
      <draw:page draw:name="page3" draw:style-name="dp1" draw:master-page-name="Standard">
        <draw:frame draw:style-name="gr13" draw:text-style-name="P5" draw:layer="layout" svg:width="17.736cm" svg:height="10.171cm" svg:x="2.014cm" svg:y="3.329cm">
          <draw:text-box>
            <text:p><text:span text:style-name="T1">09:55 accept <text:s text:c="4"/>die <text:s text:c="8"/>knock <text:s text:c="3"/>notice <text:s text:c="3"/>sconnect <text:s text:c="2"/>unload <text:s text:c="3"/></text:span></text:p>
            <text:p><text:span text:style-name="T1">09:55 action <text:s text:c="4"/>disconnect <text:s/>knockout notify <text:s text:c="3"/>script <text:s text:c="4"/>unnotify <text:s/></text:span></text:p>
            <text:p><text:span text:style-name="T1">09:55 admin <text:s text:c="5"/>echo <text:s text:c="7"/>lastlog <text:s/>op <text:s text:c="7"/>scrollback unquery <text:s text:c="2"/></text:span></text:p>
            <text:p><text:span text:style-name="T1">09:55 alias <text:s text:c="5"/>eval <text:s text:c="7"/>layout <text:s text:c="2"/>oper <text:s text:c="5"/>server <text:s text:c="4"/>unsilence </text:span></text:p>
            <text:p><text:span text:style-name="T1">09:55 away <text:s text:c="6"/>exec <text:s text:c="7"/>links <text:s text:c="3"/>part <text:s text:c="5"/>servlist <text:s text:c="2"/>upgrade <text:s text:c="2"/></text:span></text:p>
            <text:p><text:span text:style-name="T1">09:55 ban <text:s text:c="7"/>flushbuffer list <text:s text:c="4"/>ping <text:s text:c="5"/>set <text:s text:c="7"/>uptime <text:s text:c="3"/></text:span></text:p>
            <text:p><text:span text:style-name="T1">09:55 beep <text:s text:c="6"/>foreach <text:s text:c="4"/>load <text:s text:c="4"/>query <text:s text:c="4"/>sethost <text:s text:c="3"/>userhost <text:s/></text:span></text:p>
            <text:p><text:span text:style-name="T1">09:55 bind <text:s text:c="6"/>format <text:s text:c="5"/></text:span><text:span text:style-name="T2">log</text:span><text:span text:style-name="T1"> <text:s text:c="5"/>quit <text:s text:c="5"/>silence <text:s text:c="3"/>ver <text:s text:c="6"/></text:span></text:p>
            <text:p><text:span text:style-name="T1">09:55 cat <text:s text:c="7"/>hash <text:s text:c="7"/>lusers <text:s text:c="2"/>quote <text:s text:c="4"/>squery <text:s text:c="4"/>version <text:s text:c="2"/></text:span></text:p>
            <text:p><text:span text:style-name="T1">09:55 cd <text:s text:c="8"/>help <text:s text:c="7"/>map <text:s text:c="5"/>rawlog <text:s text:c="3"/>squit <text:s text:c="5"/>voice <text:s text:c="4"/></text:span></text:p>
            <text:p><text:span text:style-name="T1">09:55 channel <text:s text:c="3"/>hilight <text:s text:c="4"/>me <text:s text:c="6"/>recode <text:s text:c="3"/>stats <text:s text:c="5"/>wait <text:s text:c="5"/></text:span></text:p>
            <text:p><text:span text:style-name="T1">09:55 clear <text:s text:c="5"/>ignore <text:s text:c="5"/>mircdcc <text:s/>reconnect statusbar <text:s/>wall <text:s text:c="5"/></text:span></text:p>
            <text:p><text:span text:style-name="T1">09:55 completion info <text:s text:c="7"/>mode <text:s text:c="4"/>redraw <text:s text:c="3"/>time <text:s text:c="6"/>wallops <text:s text:c="2"/></text:span></text:p>
            <text:p><text:span text:style-name="T1">09:55 connect <text:s text:c="3"/>invite <text:s text:c="5"/>motd <text:s text:c="4"/>rehash <text:s text:c="3"/>toggle <text:s text:c="4"/>who <text:s text:c="6"/></text:span></text:p>
            <text:p><text:span text:style-name="T1">09:55 ctcp <text:s text:c="6"/>ircnet <text:s text:c="5"/>msg <text:s text:c="5"/>reload <text:s text:c="3"/>topic <text:s text:c="5"/>whois <text:s text:c="4"/></text:span></text:p>
            <text:p><text:span text:style-name="T1">09:55 cycle <text:s text:c="5"/>ison <text:s text:c="7"/>names <text:s text:c="3"/>resize <text:s text:c="3"/>trace <text:s text:c="5"/>whowas <text:s text:c="3"/></text:span></text:p>
            <text:p><text:span text:style-name="T1">09:55 dcc <text:s text:c="7"/>join <text:s text:c="7"/>nctcp <text:s text:c="3"/>restart <text:s text:c="2"/>ts <text:s text:c="8"/>window <text:s text:c="3"/></text:span></text:p>
            <text:p><text:span text:style-name="T1">09:55 dehilight <text:s/>kick <text:s text:c="7"/>netsplit rmreconns unalias <text:s text:c="3"/></text:span></text:p>
            <text:p><text:span text:style-name="T1">09:55 deop <text:s text:c="6"/>kickban <text:s text:c="4"/>network <text:s/>rmrejoins unban <text:s text:c="5"/></text:span></text:p>
            <text:p><text:span text:style-name="T1">09:55 devoice <text:s text:c="3"/>kill <text:s text:c="7"/>nick <text:s text:c="4"/>save <text:s text:c="5"/>unignore </text:span></text:p>
          </draw:text-box>
        </draw:frame>
        <draw:frame draw:style-name="gr14" draw:text-style-name="P4" draw:layer="layout" svg:width="1.979cm" svg:height="0.962cm" svg:x="2cm" svg:y="2cm">
          <draw:text-box>
            <text:p>/Hel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nifont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9T07:44:51.277081186</meta:creation-date>
    <dc:date>2023-04-10T19:06:07.898540893</dc:date>
    <meta:editing-duration>PT2H59M15S</meta:editing-duration>
    <meta:editing-cycles>5</meta:editing-cycles>
    <meta:generator>LibreOffice/7.0.4.2$Linux_X86_64 LibreOffice_project/00$Build-2</meta:generator>
    <meta:print-date>2023-04-10T19:05:44.776637637</meta:print-date>
    <meta:document-statistic meta:object-count="21"/>
  </office:meta>
</office:document-meta>
</file>